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e Chance für Fehlschläge (in Bewegung oder aus erhöhter Position) liegt bei 25 %.</text:p>
      <text:p text:style-name="Standard">Verfehlte Angriffe verursachen nur die Hälfte ihres eigentlichen Schadens.</text:p>
      <text:p text:style-name="Standard">Jeder Rüstungspunkt reduziert den erhaltenen Schaden um 6 % der Rüstung?</text:p>
      <text:p text:style-name="Standard"/>
      <text:p text:style-name="Standard">Schadenstypen:</text:p>
      <text:list xml:id="list797142860" text:style-name="L1">
        <text:list-item>
          <text:p text:style-name="P1">Astral (Geister)</text:p>
        </text:list-item>
        <text:list-item>
          <text:p text:style-name="P1">Charakter</text:p>
        </text:list-item>
        <text:list-item>
          <text:p text:style-name="P1">Belagerung</text:p>
        </text:list-item>
        <text:list-item>
          <text:p text:style-name="P1">Drachenfeuer</text:p>
        </text:list-item>
        <text:list-item>
          <text:p text:style-name="P1">Durchbohren (Pfeile)</text:p>
        </text:list-item>
        <text:list-item>
          <text:p text:style-name="P1">Magie</text:p>
        </text:list-item>
        <text:list-item>
          <text:p text:style-name="P1">Normal (Nahkampf)</text:p>
        </text:list-item>
        <text:list-item>
          <text:p text:style-name="P1">Zauber</text:p>
        </text:list-item>
      </text:list>
      <text:p text:style-name="Standard"/>
      <text:p text:style-name="Standard">Rüstungstypen:</text:p>
      <text:list xml:id="list2026442851" text:style-name="L2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ino Dauth</meta:initial-creator>
    <meta:creation-date>2010-04-11T15:07:36</meta:creation-date>
    <meta:generator>OpenOffice.org/3.2$Linux OpenOffice.org_project/320m12$Build-9483</meta:generator>
    <dc:date>2010-04-11T15:23:42</dc:date>
    <dc:creator>Tamino Dauth</dc:creator>
    <meta:editing-duration>PT00H16M06S</meta:editing-duration>
    <meta:editing-cycles>9</meta:editing-cycles>
    <meta:document-statistic meta:table-count="0" meta:image-count="0" meta:object-count="0" meta:page-count="1" meta:paragraph-count="13" meta:word-count="48" meta:character-count="353"/>
  </office:meta>
</office:document-meta>
</file>